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11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8" style:family="table-cell" style:parent-style-name="Default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9" style:family="table-cell" style:parent-style-name="Default">
      <style:table-cell-properties fo:border-bottom="none" fo:border-left="0.74pt double #000000" style:border-line-width-left="0.0035in 0.0035in 0.0035in" fo:border-right="none" fo:border-top="none"/>
    </style:style>
    <style:style style:name="ce1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6" style:family="table-cell" style:parent-style-name="Default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1" style:family="table-cell" style:parent-style-name="Default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2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3" style:family="table-cell" style:parent-style-name="Default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4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0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7"/>
        <table:table-column table:style-name="co2" table:default-cell-style-name="ce18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6361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string" calcext:value-type="string">
            <text:p>Common +</text:p>
          </table:table-cell>
          <table:table-cell table:style-name="ce13" office:value-type="string" calcext:value-type="string">
            <text:p>Common -</text:p>
          </table:table-cell>
          <table:table-cell table:style-name="ce6" office:value-type="string" calcext:value-type="string">
            <text:p>Uncommon +</text:p>
          </table:table-cell>
          <table:table-cell office:value-type="string" calcext:value-type="string">
            <text:p>Uncommon -</text:p>
          </table:table-cell>
          <table:table-cell table:style-name="ce6" office:value-type="string" calcext:value-type="string">
            <text:p>Rare +</text:p>
          </table:table-cell>
          <table:table-cell table:style-name="ce13" office:value-type="string" calcext:value-type="string">
            <text:p>Rare -</text:p>
          </table:table-cell>
          <table:table-cell table:style-name="ce6" office:value-type="string" calcext:value-type="string">
            <text:p>Legendary +</text:p>
          </table:table-cell>
          <table:table-cell table:style-name="ce13" office:value-type="string" calcext:value-type="string">
            <text:p>Legendary -</text:p>
          </table:table-cell>
          <table:table-cell table:style-name="ce6" office:value-type="string" calcext:value-type="string">
            <text:p>Total +</text:p>
          </table:table-cell>
          <table:table-cell table:style-name="ce13" office:value-type="string" calcext:value-type="string">
            <text:p>Total -</text:p>
          </table:table-cell>
          <table:table-cell table:style-name="ce13" table:number-columns-repeated="1636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.11" calcext:value-type="percentage">
            <text:p>11.00%</text:p>
          </table:table-cell>
          <table:table-cell table:style-name="ce14" office:value-type="percentage" office:value="0.09" calcext:value-type="percentage">
            <text:p>9.00%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19" office:value-type="percentage" office:value="0.06" calcext:value-type="percentage">
            <text:p>6.00%</text:p>
          </table:table-cell>
          <table:table-cell table:style-name="ce20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" calcext:value-type="percentage">
            <text:p>1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];[.N2];[.P2];[.R2])" office:value-type="percentage" office:value="0.53" calcext:value-type="percentage">
            <text:p>53.00%</text:p>
          </table:table-cell>
          <table:table-cell table:style-name="ce14" table:formula="of:=SUM([.M2];[.O2];[.Q2];[.S2])" office:value-type="percentage" office:value="0.2" calcext:value-type="percentage">
            <text:p>2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" table:formula="of:=SUM([.L3];[.N3];[.P3];[.R3])" office:value-type="float" office:value="68" calcext:value-type="float">
            <text:p>68</text:p>
          </table:table-cell>
          <table:table-cell table:style-name="ce15" table:formula="of:=SUM([.M3];[.O3];[.Q3];[.S3])" office:value-type="float" office:value="23" calcext:value-type="float">
            <text:p>2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 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19" office:value-type="percentage" office:value="0.15" calcext:value-type="percentage">
            <text:p>15.00%</text:p>
          </table:table-cell>
          <table:table-cell table:style-name="ce20" office:value-type="percentage" office:value="0.35" calcext:value-type="percentage">
            <text:p>3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4];[.N4];[.P4];[.R4])" office:value-type="percentage" office:value="0.85" calcext:value-type="percentage">
            <text:p>85.00%</text:p>
          </table:table-cell>
          <table:table-cell table:style-name="ce14" table:formula="of:=SUM([.M4];[.O4];[.Q4];[.S4])" office:value-type="percentage" office:value="0.25" calcext:value-type="percentage">
            <text:p>2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5];[.N5];[.P5];[.R5])" office:value-type="float" office:value="2" calcext:value-type="float">
            <text:p>2</text:p>
          </table:table-cell>
          <table:table-cell table:style-name="ce15" table:formula="of:=SUM([.M5];[.O5];[.Q5];[.S5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2" calcext:value-type="percentage">
            <text:p>12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6];[.N6];[.P6];[.R6])" office:value-type="percentage" office:value="0.55" calcext:value-type="percentage">
            <text:p>55.00%</text:p>
          </table:table-cell>
          <table:table-cell table:style-name="ce14" table:formula="of:=SUM([.M6];[.O6];[.Q6];[.S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" calcext:value-type="percentage">
            <text:p>1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22" office:value-type="percentage" office:value="0.27" calcext:value-type="percentage">
            <text:p>27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7];[.N7];[.P7];[.R7])" office:value-type="percentage" office:value="0.67" calcext:value-type="percentage">
            <text:p>67.00%</text:p>
          </table:table-cell>
          <table:table-cell table:style-name="ce14" table:formula="of:=SUM([.M7];[.O7];[.Q7];[.S7])" office:value-type="percentage" office:value="0.18" calcext:value-type="percentage">
            <text:p>1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20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8];[.N8];[.P8];[.R8])" office:value-type="percentage" office:value="0.52" calcext:value-type="percentage">
            <text:p>52.00%</text:p>
          </table:table-cell>
          <table:table-cell table:style-name="ce14" table:formula="of:=SUM([.M8];[.O8];[.Q8];[.S8])" office:value-type="percentage" office:value="0" calcext:value-type="percentage">
            <text:p>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8" calcext:value-type="percentage">
            <text:p>8.00%</text:p>
          </table:table-cell>
          <table:table-cell table:style-name="ce20" office:value-type="percentage" office:value="0.3" calcext:value-type="percentage">
            <text:p>30.00%</text:p>
          </table:table-cell>
          <table:table-cell table:style-name="ce14" office:value-type="percentage" office:value="0.23" calcext:value-type="percentage">
            <text:p>23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9];[.N9];[.P9];[.R9])" office:value-type="percentage" office:value="0.79" calcext:value-type="percentage">
            <text:p>79.00%</text:p>
          </table:table-cell>
          <table:table-cell table:style-name="ce14" table:formula="of:=SUM([.M9];[.O9];[.Q9];[.S9])" office:value-type="percentage" office:value="0.36" calcext:value-type="percentage">
            <text:p>36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Fla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.5" calcext:value-type="float">
            <text:p>-1.5</text:p>
          </table:table-cell>
          <table:table-cell table:style-name="ce15" office:value-type="float" office:value="-1.2" calcext:value-type="float">
            <text:p>-1.2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21"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0];[.N10];[.P10];[.R10])" office:value-type="float" office:value="6.9" calcext:value-type="float">
            <text:p>6.9</text:p>
          </table:table-cell>
          <table:table-cell table:style-name="ce15" table:formula="of:=SUM([.M10];[.O10];[.Q10];[.S10])" office:value-type="float" office:value="3.5" calcext:value-type="float">
            <text:p>3.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9" office:value-type="percentage" office:value="0.13" calcext:value-type="percentage">
            <text:p>13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1];[.N11];[.P11];[.R11])" office:value-type="percentage" office:value="0.98" calcext:value-type="percentage">
            <text:p>98.00%</text:p>
          </table:table-cell>
          <table:table-cell table:style-name="ce14" table:formula="of:=SUM([.M11];[.O11];[.Q11];[.S11])" office:value-type="percentage" office:value="0.28" calcext:value-type="percentage">
            <text:p>2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8" calcext:value-type="percentage">
            <text:p>8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2];[.N12];[.P12];[.R12])" office:value-type="percentage" office:value="0.63" calcext:value-type="percentage">
            <text:p>63.00%</text:p>
          </table:table-cell>
          <table:table-cell table:style-name="ce14" table:formula="of:=SUM([.M12];[.O12];[.Q12];[.S12])" office:value-type="percentage" office:value="0.13" calcext:value-type="percentage">
            <text:p>1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3];[.N13];[.P13];[.R13])" office:value-type="float" office:value="230" calcext:value-type="float">
            <text:p>230</text:p>
          </table:table-cell>
          <table:table-cell table:style-name="ce15" table:formula="of:=SUM([.M13];[.O13];[.Q13];[.S13])" office:value-type="float" office:value="25" calcext:value-type="float">
            <text:p>2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0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4];[.N14];[.P14];[.R14])" office:value-type="float" office:value="13" calcext:value-type="float">
            <text:p>13</text:p>
          </table:table-cell>
          <table:table-cell table:style-name="ce15" table:formula="of:=SUM([.M14];[.O14];[.Q14];[.S14])" office:value-type="float" office:value="10" calcext:value-type="float">
            <text:p>1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5];[.N15];[.P15];[.R15])" office:value-type="percentage" office:value="0.21" calcext:value-type="percentage">
            <text:p>21.00%</text:p>
          </table:table-cell>
          <table:table-cell table:style-name="ce14" table:formula="of:=SUM([.M15];[.O15];[.Q15];[.S15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18" calcext:value-type="percentage">
            <text:p>1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6];[.N16];[.P16];[.R16])" office:value-type="percentage" office:value="0.48" calcext:value-type="percentage">
            <text:p>48.00%</text:p>
          </table:table-cell>
          <table:table-cell table:style-name="ce14" table:formula="of:=SUM([.M16];[.O16];[.Q16];[.S16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6" calcext:value-type="percentage">
            <text:p>16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2" calcext:value-type="percentage">
            <text:p>12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7];[.N17];[.P17];[.R17])" office:value-type="percentage" office:value="0.49" calcext:value-type="percentage">
            <text:p>49.00%</text:p>
          </table:table-cell>
          <table:table-cell table:style-name="ce14" table:formula="of:=SUM([.M17];[.O17];[.Q17];[.S17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8" calcext:value-type="percentage">
            <text:p>18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19" office:value-type="percentage" office:value="0.18" calcext:value-type="percentage">
            <text:p>18.00%</text:p>
          </table:table-cell>
          <table:table-cell table:style-name="ce20" office:value-type="percentage" office:value="0.21" calcext:value-type="percentage">
            <text:p>21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8" calcext:value-type="percentage">
            <text:p>2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8];[.N18];[.P18];[.R18])" office:value-type="percentage" office:value="1.04" calcext:value-type="percentage">
            <text:p>104.00%</text:p>
          </table:table-cell>
          <table:table-cell table:style-name="ce14" table:formula="of:=SUM([.M18];[.O18];[.Q18];[.S18])" office:value-type="percentage" office:value="0.33" calcext:value-type="percentage">
            <text:p>3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9];[.N19];[.P19];[.R19])" office:value-type="float" office:value="90" calcext:value-type="float">
            <text:p>90</text:p>
          </table:table-cell>
          <table:table-cell table:style-name="ce15" table:formula="of:=SUM([.M19];[.O19];[.Q19];[.S19])" office:value-type="float" office:value="16" calcext:value-type="float">
            <text:p>1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20];[.N20];[.P20];[.R20])" office:value-type="float" office:value="2" calcext:value-type="float">
            <text:p>2</text:p>
          </table:table-cell>
          <table:table-cell table:style-name="ce15" table:formula="of:=SUM([.M20];[.O20];[.Q20];[.S20])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 Regen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1];[.N21];[.P21];[.R21])" office:value-type="float" office:value="8" calcext:value-type="float">
            <text:p>8</text:p>
          </table:table-cell>
          <table:table-cell table:style-name="ce15" table:formula="of:=SUM([.M21];[.O21];[.Q21];[.S21])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XP Gain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4" calcext:value-type="percentage">
            <text:p>4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25" calcext:value-type="percentage">
            <text:p>2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2];[.N22];[.P22];[.R22])" office:value-type="percentage" office:value="0.9" calcext:value-type="percentage">
            <text:p>90.00%</text:p>
          </table:table-cell>
          <table:table-cell table:style-name="ce14" table:formula="of:=SUM([.M22];[.O22];[.Q22];[.S22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Bounces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3];[.N23];[.P23];[.R23])" office:value-type="float" office:value="2" calcext:value-type="float">
            <text:p>2</text:p>
          </table:table-cell>
          <table:table-cell table:style-name="ce15" table:formula="of:=SUM([.M23];[.O23];[.Q23];[.S23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8" calcext:value-type="percentage">
            <text:p>2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4];[.N24];[.P24];[.R24])" office:value-type="percentage" office:value="0.57" calcext:value-type="percentage">
            <text:p>57.00%</text:p>
          </table:table-cell>
          <table:table-cell table:style-name="ce14" table:formula="of:=SUM([.M24];[.O24];[.Q24];[.S24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Radius</text:p>
          </table:table-cell>
          <table:table-cell table:style-name="ce14" office:value-type="percentage" office:value="-0.5" calcext:value-type="percentage">
            <text:p>-50.00%</text:p>
          </table:table-cell>
          <table:table-cell table:style-name="ce14" office:value-type="percentage" office:value="-0.4" calcext:value-type="percentage">
            <text:p>-40.00%</text:p>
          </table:table-cell>
          <table:table-cell table:style-name="ce14" office:value-type="percentage" office:value="-0.3" calcext:value-type="percentage">
            <text:p>-30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5" calcext:value-type="percentage">
            <text:p>5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5];[.N25];[.P25];[.R25])" office:value-type="percentage" office:value="1.1" calcext:value-type="percentage">
            <text:p>110.00%</text:p>
          </table:table-cell>
          <table:table-cell table:style-name="ce14" table:formula="of:=SUM([.M25];[.O25];[.Q25];[.S25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6];[.N26];[.P26];[.R26])" office:value-type="percentage" office:value="0.53" calcext:value-type="percentage">
            <text:p>53.00%</text:p>
          </table:table-cell>
          <table:table-cell table:style-name="ce14" table:formula="of:=SUM([.M26];[.O26];[.Q26];[.S2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10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9962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 table:number-columns-repeated="16363"/>
        </table:table-row>
        <table:table-row table:style-name="ro1" table:number-rows-repeated="1038575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Sheet1.L2:Sheet1.L10000">
            <calcext:condition calcext:apply-style-name="Bad" calcext:value="&lt;[$Sheet1.$M2]" calcext:base-cell-address="Sheet1.L2"/>
          </calcext:conditional-format>
          <calcext:conditional-format calcext:target-range-address="Sheet1.L2:Sheet1.L10000">
            <calcext:condition calcext:apply-style-name="Good" calcext:value="&gt;[$Sheet1.$M2]" calcext:base-cell-address="Sheet1.L2"/>
          </calcext:conditional-format>
          <calcext:conditional-format calcext:target-range-address="Sheet1.L2:Sheet1.L10000">
            <calcext:condition calcext:apply-style-name="Default" calcext:value="=[$Sheet1.$M2]" calcext:base-cell-address="Sheet1.L2"/>
          </calcext:conditional-format>
          <calcext:conditional-format calcext:target-range-address="Sheet1.N2:Sheet1.N10000">
            <calcext:condition calcext:apply-style-name="Default" calcext:value="=[$Sheet1.$O2]" calcext:base-cell-address="Sheet1.N2"/>
          </calcext:conditional-format>
          <calcext:conditional-format calcext:target-range-address="Sheet1.N2:Sheet1.N10000">
            <calcext:condition calcext:apply-style-name="Bad" calcext:value="&lt;[$Sheet1.$O2]" calcext:base-cell-address="Sheet1.N2"/>
          </calcext:conditional-format>
          <calcext:conditional-format calcext:target-range-address="Sheet1.N2:Sheet1.N10000">
            <calcext:condition calcext:apply-style-name="Good" calcext:value="&gt;[$Sheet1.$O2]" calcext:base-cell-address="Sheet1.N2"/>
          </calcext:conditional-format>
          <calcext:conditional-format calcext:target-range-address="Sheet1.P2:Sheet1.P10000">
            <calcext:condition calcext:apply-style-name="Default" calcext:value="=[$Sheet1.$Q2]" calcext:base-cell-address="Sheet1.P2"/>
          </calcext:conditional-format>
          <calcext:conditional-format calcext:target-range-address="Sheet1.P2:Sheet1.P10000">
            <calcext:condition calcext:apply-style-name="Bad" calcext:value="&lt;[$Sheet1.$Q2]" calcext:base-cell-address="Sheet1.P2"/>
          </calcext:conditional-format>
          <calcext:conditional-format calcext:target-range-address="Sheet1.P2:Sheet1.P10000">
            <calcext:condition calcext:apply-style-name="Good" calcext:value="&gt;[$Sheet1.$Q2]" calcext:base-cell-address="Sheet1.P2"/>
          </calcext:conditional-format>
          <calcext:conditional-format calcext:target-range-address="Sheet1.R2:Sheet1.R10000">
            <calcext:condition calcext:apply-style-name="Default" calcext:value="=[$Sheet1.$S2]" calcext:base-cell-address="Sheet1.R2"/>
          </calcext:conditional-format>
          <calcext:conditional-format calcext:target-range-address="Sheet1.R2:Sheet1.R10000">
            <calcext:condition calcext:apply-style-name="Bad" calcext:value="&lt;[$Sheet1.$S2]" calcext:base-cell-address="Sheet1.R2"/>
          </calcext:conditional-format>
          <calcext:conditional-format calcext:target-range-address="Sheet1.R2:Sheet1.R10000">
            <calcext:condition calcext:apply-style-name="Good" calcext:value="&gt;[$Sheet1.$S2]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4-12T10:13:54.875000000</dc:date>
    <meta:editing-duration>PT19H8M59S</meta:editing-duration>
    <meta:editing-cycles>50</meta:editing-cycles>
    <meta:generator>LibreOffice/7.4.4.2$Windows_X86_64 LibreOffice_project/85569322deea74ec9134968a29af2df5663baa21</meta:generator>
    <meta:document-statistic meta:table-count="1" meta:cell-count="537" meta:object-count="0"/>
  </office:meta>
</office:document-meta>
</file>